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30000005D7C62978543F602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788cm" svg:y="-0.783cm" svg:width="10.239cm" svg:height="2.461cm" draw:z-index="0"><draw:image xlink:href="Pictures/10000001000001830000005D7C62978543F60251.png" xlink:type="simple" xlink:show="embed" xlink:actuate="onLoad" draw:mime-type="image/png"/></draw:frame><draw:frame draw:style-name="fr1" draw:name="Image2" text:anchor-type="char" svg:x="9.689cm" svg:y="-0.91cm" svg:width="10.239cm" svg:height="2.461cm" draw:z-index="1"><draw:image xlink:href="Pictures/10000001000001830000005D7C62978543F60251.png" xlink:type="simple" xlink:show="embed" xlink:actuate="onLoad" draw:mime-type="image/png"/></draw:frame><draw:frame draw:style-name="fr1" draw:name="Image3" text:anchor-type="char" svg:x="-0.831cm" svg:y="2.053cm" svg:width="10.239cm" svg:height="2.461cm" draw:z-index="2"><draw:image xlink:href="Pictures/10000001000001830000005D7C62978543F60251.png" xlink:type="simple" xlink:show="embed" xlink:actuate="onLoad" draw:mime-type="image/png"/></draw:frame><draw:frame draw:style-name="fr1" draw:name="Image4" text:anchor-type="char" svg:x="9.668cm" svg:y="1.99cm" svg:width="10.239cm" svg:height="2.461cm" draw:z-index="3"><draw:image xlink:href="Pictures/10000001000001830000005D7C62978543F60251.png" xlink:type="simple" xlink:show="embed" xlink:actuate="onLoad" draw:mime-type="image/png"/></draw:frame><draw:frame draw:style-name="fr1" draw:name="Image5" text:anchor-type="char" svg:x="-0.788cm" svg:y="-0.783cm" svg:width="10.239cm" svg:height="2.461cm" draw:z-index="4"><draw:image xlink:href="Pictures/10000001000001830000005D7C62978543F60251.png" xlink:type="simple" xlink:show="embed" xlink:actuate="onLoad" draw:mime-type="image/png"/></draw:frame><draw:frame draw:style-name="fr1" draw:name="Image6" text:anchor-type="char" svg:x="9.689cm" svg:y="-0.91cm" svg:width="10.239cm" svg:height="2.461cm" draw:z-index="5"><draw:image xlink:href="Pictures/10000001000001830000005D7C62978543F60251.png" xlink:type="simple" xlink:show="embed" xlink:actuate="onLoad" draw:mime-type="image/png"/></draw:frame><draw:frame draw:style-name="fr1" draw:name="Image7" text:anchor-type="char" svg:x="-0.831cm" svg:y="2.053cm" svg:width="10.239cm" svg:height="2.461cm" draw:z-index="6"><draw:image xlink:href="Pictures/10000001000001830000005D7C62978543F60251.png" xlink:type="simple" xlink:show="embed" xlink:actuate="onLoad" draw:mime-type="image/png"/></draw:frame><draw:frame draw:style-name="fr1" draw:name="Image8" text:anchor-type="char" svg:x="-0.873cm" svg:y="4.953cm" svg:width="10.239cm" svg:height="2.461cm" draw:z-index="7"><draw:image xlink:href="Pictures/10000001000001830000005D7C62978543F60251.png" xlink:type="simple" xlink:show="embed" xlink:actuate="onLoad" draw:mime-type="image/png"/></draw:frame><draw:frame draw:style-name="fr1" draw:name="Image9" text:anchor-type="char" svg:x="-0.788cm" svg:y="-0.783cm" svg:width="10.239cm" svg:height="2.461cm" draw:z-index="8"><draw:image xlink:href="Pictures/10000001000001830000005D7C62978543F60251.png" xlink:type="simple" xlink:show="embed" xlink:actuate="onLoad" draw:mime-type="image/png"/></draw:frame><draw:frame draw:style-name="fr1" draw:name="Image10" text:anchor-type="char" svg:x="9.689cm" svg:y="-0.91cm" svg:width="10.239cm" svg:height="2.461cm" draw:z-index="9"><draw:image xlink:href="Pictures/10000001000001830000005D7C62978543F60251.png" xlink:type="simple" xlink:show="embed" xlink:actuate="onLoad" draw:mime-type="image/png"/></draw:frame><draw:frame draw:style-name="fr1" draw:name="Image11" text:anchor-type="char" svg:x="-0.831cm" svg:y="2.053cm" svg:width="10.239cm" svg:height="2.461cm" draw:z-index="10"><draw:image xlink:href="Pictures/10000001000001830000005D7C62978543F60251.png" xlink:type="simple" xlink:show="embed" xlink:actuate="onLoad" draw:mime-type="image/png"/></draw:frame><draw:frame draw:style-name="fr1" draw:name="Image12" text:anchor-type="char" svg:x="9.761cm" svg:y="4.847cm" svg:width="10.239cm" svg:height="2.461cm" draw:z-index="11"><draw:image xlink:href="Pictures/10000001000001830000005D7C62978543F60251.png" xlink:type="simple" xlink:show="embed" xlink:actuate="onLoad" draw:mime-type="image/png"/></draw:frame><draw:frame draw:style-name="fr1" draw:name="Image13" text:anchor-type="char" svg:x="-0.788cm" svg:y="-0.783cm" svg:width="10.239cm" svg:height="2.461cm" draw:z-index="12"><draw:image xlink:href="Pictures/10000001000001830000005D7C62978543F60251.png" xlink:type="simple" xlink:show="embed" xlink:actuate="onLoad" draw:mime-type="image/png"/></draw:frame><draw:frame draw:style-name="fr1" draw:name="Image14" text:anchor-type="char" svg:x="9.689cm" svg:y="-0.91cm" svg:width="10.239cm" svg:height="2.461cm" draw:z-index="13"><draw:image xlink:href="Pictures/10000001000001830000005D7C62978543F60251.png" xlink:type="simple" xlink:show="embed" xlink:actuate="onLoad" draw:mime-type="image/png"/></draw:frame><draw:frame draw:style-name="fr1" draw:name="Image15" text:anchor-type="char" svg:x="-0.831cm" svg:y="2.053cm" svg:width="10.239cm" svg:height="2.461cm" draw:z-index="14"><draw:image xlink:href="Pictures/10000001000001830000005D7C62978543F60251.png" xlink:type="simple" xlink:show="embed" xlink:actuate="onLoad" draw:mime-type="image/png"/></draw:frame><draw:frame draw:style-name="fr1" draw:name="Image16" text:anchor-type="char" svg:x="-0.873cm" svg:y="7.832cm" svg:width="10.239cm" svg:height="2.461cm" draw:z-index="15"><draw:image xlink:href="Pictures/10000001000001830000005D7C62978543F60251.png" xlink:type="simple" xlink:show="embed" xlink:actuate="onLoad" draw:mime-type="image/png"/></draw:frame><draw:frame draw:style-name="fr1" draw:name="Image17" text:anchor-type="char" svg:x="9.71cm" svg:y="7.853cm" svg:width="10.239cm" svg:height="2.461cm" draw:z-index="16"><draw:image xlink:href="Pictures/10000001000001830000005D7C62978543F60251.png" xlink:type="simple" xlink:show="embed" xlink:actuate="onLoad" draw:mime-type="image/png"/></draw:frame><draw:frame draw:style-name="fr1" draw:name="Image18" text:anchor-type="char" svg:x="-0.788cm" svg:y="10.732cm" svg:width="10.239cm" svg:height="2.461cm" draw:z-index="17"><draw:image xlink:href="Pictures/10000001000001830000005D7C62978543F60251.png" xlink:type="simple" xlink:show="embed" xlink:actuate="onLoad" draw:mime-type="image/png"/></draw:frame><draw:frame draw:style-name="fr1" draw:name="Image19" text:anchor-type="char" svg:x="9.731cm" svg:y="10.689cm" svg:width="10.239cm" svg:height="2.461cm" draw:z-index="18"><draw:image xlink:href="Pictures/10000001000001830000005D7C62978543F60251.png" xlink:type="simple" xlink:show="embed" xlink:actuate="onLoad" draw:mime-type="image/png"/></draw:frame><draw:frame draw:style-name="fr1" draw:name="Image20" text:anchor-type="char" svg:x="-0.852cm" svg:y="13.568cm" svg:width="10.239cm" svg:height="2.461cm" draw:z-index="19"><draw:image xlink:href="Pictures/10000001000001830000005D7C62978543F60251.png" xlink:type="simple" xlink:show="embed" xlink:actuate="onLoad" draw:mime-type="image/png"/></draw:frame><draw:frame draw:style-name="fr1" draw:name="Image21" text:anchor-type="char" svg:x="9.71cm" svg:y="13.568cm" svg:width="10.239cm" svg:height="2.461cm" draw:z-index="20"><draw:image xlink:href="Pictures/10000001000001830000005D7C62978543F60251.png" xlink:type="simple" xlink:show="embed" xlink:actuate="onLoad" draw:mime-type="image/png"/></draw:frame><draw:frame draw:style-name="fr1" draw:name="Image22" text:anchor-type="char" svg:x="-0.958cm" svg:y="16.404cm" svg:width="10.239cm" svg:height="2.461cm" draw:z-index="21"><draw:image xlink:href="Pictures/10000001000001830000005D7C62978543F60251.png" xlink:type="simple" xlink:show="embed" xlink:actuate="onLoad" draw:mime-type="image/png"/></draw:frame><draw:frame draw:style-name="fr1" draw:name="Image23" text:anchor-type="char" svg:x="9.689cm" svg:y="16.256cm" svg:width="10.239cm" svg:height="2.461cm" draw:z-index="22"><draw:image xlink:href="Pictures/10000001000001830000005D7C62978543F60251.png" xlink:type="simple" xlink:show="embed" xlink:actuate="onLoad" draw:mime-type="image/png"/></draw:frame><draw:frame draw:style-name="fr1" draw:name="Image24" text:anchor-type="char" svg:x="-0.894cm" svg:y="19.177cm" svg:width="10.239cm" svg:height="2.461cm" draw:z-index="23"><draw:image xlink:href="Pictures/10000001000001830000005D7C62978543F60251.png" xlink:type="simple" xlink:show="embed" xlink:actuate="onLoad" draw:mime-type="image/png"/></draw:frame><draw:frame draw:style-name="fr1" draw:name="Image25" text:anchor-type="char" svg:x="9.761cm" svg:y="19.198cm" svg:width="10.239cm" svg:height="2.461cm" draw:z-index="24"><draw:image xlink:href="Pictures/10000001000001830000005D7C62978543F60251.png" xlink:type="simple" xlink:show="embed" xlink:actuate="onLoad" draw:mime-type="image/png"/></draw:frame><draw:frame draw:style-name="fr1" draw:name="Image26" text:anchor-type="char" svg:x="-0.859cm" svg:y="22.091cm" svg:width="10.239cm" svg:height="2.461cm" draw:z-index="25"><draw:image xlink:href="Pictures/10000001000001830000005D7C62978543F60251.png" xlink:type="simple" xlink:show="embed" xlink:actuate="onLoad" draw:mime-type="image/png"/></draw:frame><draw:frame draw:style-name="fr1" draw:name="Image27" text:anchor-type="char" svg:x="9.761cm" svg:y="22.056cm" svg:width="10.239cm" svg:height="2.461cm" draw:z-index="26"><draw:image xlink:href="Pictures/10000001000001830000005D7C62978543F60251.png" xlink:type="simple" xlink:show="embed" xlink:actuate="onLoad" draw:mime-type="image/png"/></draw:frame><draw:frame draw:style-name="fr1" draw:name="Image28" text:anchor-type="char" svg:x="-0.859cm" svg:y="25.019cm" svg:width="10.239cm" svg:height="2.461cm" draw:z-index="27"><draw:image xlink:href="Pictures/10000001000001830000005D7C62978543F60251.png" xlink:type="simple" xlink:show="embed" xlink:actuate="onLoad" draw:mime-type="image/png"/></draw:frame><draw:frame draw:style-name="fr1" draw:name="Image29" text:anchor-type="char" svg:x="9.654cm" svg:y="24.948cm" svg:width="10.239cm" svg:height="2.461cm" draw:z-index="28"><draw:image xlink:href="Pictures/10000001000001830000005D7C62978543F6025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05T18:43:21.477000000</dc:date>
    <meta:editing-duration>PT9M11S</meta:editing-duration>
    <meta:editing-cycles>4</meta:editing-cycles>
    <meta:generator>LibreOffice/7.4.3.2$Windows_X86_64 LibreOffice_project/1048a8393ae2eeec98dff31b5c133c5f1d08b890</meta:generator>
    <meta:document-statistic meta:table-count="0" meta:image-count="29" meta:object-count="0" meta:page-count="1" meta:paragraph-count="0" meta:word-count="0" meta:character-count="0" meta:non-whitespace-character-count="0"/>
  </office:meta>
</office:document-meta>
</file>